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10" table:style-name="ta1">
        <table:shapes>
          <draw:frame draw:z-index="0" draw:style-name="gr1" draw:text-style-name="P1" svg:width="326mm" svg:height="147.41mm" svg:x="0mm" svg:y="32.41mm">
            <draw:object draw:notify-on-update-of-ranges="'out-10'.A1:'out-10'.Q1 'out-10'.A4:'out-10'.Q4 'out-10'.A6:'out-10'.Q6 'out-10'.A5:'out-1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$Sheet2.A2]/1000000" office:value-type="float" office:value="1.65003619" calcext:value-type="float">
            <text:p>1,65003619</text:p>
          </table:table-cell>
          <table:table-cell table:formula="of:=[$Sheet2.B2]/1000000" office:value-type="float" office:value="0.46966408" calcext:value-type="float">
            <text:p>0,46966408</text:p>
          </table:table-cell>
          <table:table-cell table:formula="of:=[$Sheet2.C2]/1000000" office:value-type="float" office:value="0.48645807" calcext:value-type="float">
            <text:p>0,48645807</text:p>
          </table:table-cell>
          <table:table-cell table:formula="of:=[$Sheet2.D2]/1000000" office:value-type="float" office:value="0.42246302" calcext:value-type="float">
            <text:p>0,42246302</text:p>
          </table:table-cell>
          <table:table-cell table:formula="of:=[$Sheet2.E2]/1000000" office:value-type="float" office:value="0.44361127" calcext:value-type="float">
            <text:p>0,44361127</text:p>
          </table:table-cell>
          <table:table-cell table:formula="of:=[$Sheet2.F2]/1000000" office:value-type="float" office:value="0.4766852" calcext:value-type="float">
            <text:p>0,4766852</text:p>
          </table:table-cell>
          <table:table-cell table:formula="of:=[$Sheet2.G2]/1000000" office:value-type="float" office:value="0.37814748" calcext:value-type="float">
            <text:p>0,37814748</text:p>
          </table:table-cell>
          <table:table-cell table:formula="of:=[$Sheet2.H2]/1000000" office:value-type="float" office:value="0.38462552" calcext:value-type="float">
            <text:p>0,38462552</text:p>
          </table:table-cell>
          <table:table-cell table:formula="of:=[$Sheet2.I2]/1000000" office:value-type="float" office:value="0.38369898" calcext:value-type="float">
            <text:p>0,38369898</text:p>
          </table:table-cell>
          <table:table-cell table:formula="of:=[$Sheet2.J2]/1000000" office:value-type="float" office:value="0.63624947" calcext:value-type="float">
            <text:p>0,63624947</text:p>
          </table:table-cell>
          <table:table-cell table:formula="of:=[$Sheet2.K2]/1000000" office:value-type="float" office:value="0.41246947" calcext:value-type="float">
            <text:p>0,41246947</text:p>
          </table:table-cell>
          <table:table-cell table:formula="of:=[$Sheet2.L2]/1000000" office:value-type="float" office:value="0.48669473" calcext:value-type="float">
            <text:p>0,48669473</text:p>
          </table:table-cell>
          <table:table-cell table:formula="of:=[$Sheet2.M2]/1000000" office:value-type="float" office:value="1.58102274" calcext:value-type="float">
            <text:p>1,58102274</text:p>
          </table:table-cell>
          <table:table-cell table:formula="of:=[$Sheet2.N2]/1000000" office:value-type="float" office:value="1.11002618" calcext:value-type="float">
            <text:p>1,11002618</text:p>
          </table:table-cell>
          <table:table-cell table:formula="of:=[$Sheet2.O2]/1000000" office:value-type="float" office:value="2.73345438" calcext:value-type="float">
            <text:p>2,73345438</text:p>
          </table:table-cell>
          <table:table-cell table:formula="of:=[$Sheet2.P2]/1000000" office:value-type="float" office:value="6.71750952" calcext:value-type="float">
            <text:p>6,71750952</text:p>
          </table:table-cell>
          <table:table-cell table:formula="of:=[$Sheet2.Q2]/1000000" office:value-type="float" office:value="9.56005996" calcext:value-type="float">
            <text:p>9,56005996</text:p>
          </table:table-cell>
        </table:table-row>
        <table:table-row table:style-name="ro1">
          <table:table-cell table:formula="of:=[$Sheet2.A3]/1000000" office:value-type="float" office:value="7.14800678" calcext:value-type="float">
            <text:p>7,14800678</text:p>
          </table:table-cell>
          <table:table-cell table:formula="of:=[$Sheet2.B3]/1000000" office:value-type="float" office:value="0.42786243" calcext:value-type="float">
            <text:p>0,42786243</text:p>
          </table:table-cell>
          <table:table-cell table:formula="of:=[$Sheet2.C3]/1000000" office:value-type="float" office:value="0.61053137" calcext:value-type="float">
            <text:p>0,61053137</text:p>
          </table:table-cell>
          <table:table-cell table:formula="of:=[$Sheet2.D3]/1000000" office:value-type="float" office:value="0.48043504" calcext:value-type="float">
            <text:p>0,48043504</text:p>
          </table:table-cell>
          <table:table-cell table:formula="of:=[$Sheet2.E3]/1000000" office:value-type="float" office:value="0.58260651" calcext:value-type="float">
            <text:p>0,58260651</text:p>
          </table:table-cell>
          <table:table-cell table:formula="of:=[$Sheet2.F3]/1000000" office:value-type="float" office:value="0.64604433" calcext:value-type="float">
            <text:p>0,64604433</text:p>
          </table:table-cell>
          <table:table-cell table:formula="of:=[$Sheet2.G3]/1000000" office:value-type="float" office:value="0.04606396" calcext:value-type="float">
            <text:p>0,04606396</text:p>
          </table:table-cell>
          <table:table-cell table:formula="of:=[$Sheet2.H3]/1000000" office:value-type="float" office:value="0.06501707" calcext:value-type="float">
            <text:p>0,06501707</text:p>
          </table:table-cell>
          <table:table-cell table:formula="of:=[$Sheet2.I3]/1000000" office:value-type="float" office:value="0.06626859" calcext:value-type="float">
            <text:p>0,06626859</text:p>
          </table:table-cell>
          <table:table-cell table:formula="of:=[$Sheet2.J3]/1000000" office:value-type="float" office:value="1.15485036" calcext:value-type="float">
            <text:p>1,15485036</text:p>
          </table:table-cell>
          <table:table-cell table:formula="of:=[$Sheet2.K3]/1000000" office:value-type="float" office:value="0.15882392" calcext:value-type="float">
            <text:p>0,15882392</text:p>
          </table:table-cell>
          <table:table-cell table:formula="of:=[$Sheet2.L3]/1000000" office:value-type="float" office:value="0.21408703" calcext:value-type="float">
            <text:p>0,21408703</text:p>
          </table:table-cell>
          <table:table-cell table:formula="of:=[$Sheet2.M3]/1000000" office:value-type="float" office:value="4.25724812" calcext:value-type="float">
            <text:p>4,25724812</text:p>
          </table:table-cell>
          <table:table-cell table:formula="of:=[$Sheet2.N3]/1000000" office:value-type="float" office:value="4.59761564" calcext:value-type="float">
            <text:p>4,59761564</text:p>
          </table:table-cell>
          <table:table-cell table:formula="of:=[$Sheet2.O3]/1000000" office:value-type="float" office:value="8.02984471" calcext:value-type="float">
            <text:p>8,02984471</text:p>
          </table:table-cell>
          <table:table-cell table:formula="of:=[$Sheet2.P3]/1000000" office:value-type="float" office:value="13.39516456" calcext:value-type="float">
            <text:p>13,39516456</text:p>
          </table:table-cell>
          <table:table-cell table:formula="of:=[$Sheet2.Q3]/1000000" office:value-type="float" office:value="16.93308373" calcext:value-type="float">
            <text:p>16,93308373</text:p>
          </table:table-cell>
        </table:table-row>
        <table:table-row table:style-name="ro1">
          <table:table-cell table:formula="of:=[$Sheet2.A4]/1000000" office:value-type="float" office:value="1.65003619" calcext:value-type="float">
            <text:p>1,65003619</text:p>
          </table:table-cell>
          <table:table-cell table:formula="of:=[$Sheet2.B4]/1000000" office:value-type="float" office:value="0.46966408" calcext:value-type="float">
            <text:p>0,46966408</text:p>
          </table:table-cell>
          <table:table-cell table:formula="of:=[$Sheet2.C4]/1000000" office:value-type="float" office:value="0.48645807" calcext:value-type="float">
            <text:p>0,48645807</text:p>
          </table:table-cell>
          <table:table-cell table:formula="of:=[$Sheet2.D4]/1000000" office:value-type="float" office:value="0.42246302" calcext:value-type="float">
            <text:p>0,42246302</text:p>
          </table:table-cell>
          <table:table-cell table:formula="of:=[$Sheet2.E4]/1000000" office:value-type="float" office:value="0.44361127" calcext:value-type="float">
            <text:p>0,44361127</text:p>
          </table:table-cell>
          <table:table-cell table:formula="of:=[$Sheet2.F4]/1000000" office:value-type="float" office:value="0.4766852" calcext:value-type="float">
            <text:p>0,4766852</text:p>
          </table:table-cell>
          <table:table-cell table:formula="of:=[$Sheet2.G4]/1000000" office:value-type="float" office:value="0.37814748" calcext:value-type="float">
            <text:p>0,37814748</text:p>
          </table:table-cell>
          <table:table-cell table:formula="of:=[$Sheet2.H4]/1000000" office:value-type="float" office:value="0.38462552" calcext:value-type="float">
            <text:p>0,38462552</text:p>
          </table:table-cell>
          <table:table-cell table:formula="of:=[$Sheet2.I4]/1000000" office:value-type="float" office:value="0.38369898" calcext:value-type="float">
            <text:p>0,38369898</text:p>
          </table:table-cell>
          <table:table-cell table:formula="of:=[$Sheet2.J4]/1000000" office:value-type="float" office:value="0.63624947" calcext:value-type="float">
            <text:p>0,63624947</text:p>
          </table:table-cell>
          <table:table-cell table:formula="of:=[$Sheet2.K4]/1000000" office:value-type="float" office:value="0.41246947" calcext:value-type="float">
            <text:p>0,41246947</text:p>
          </table:table-cell>
          <table:table-cell table:formula="of:=[$Sheet2.L4]/1000000" office:value-type="float" office:value="0.48669473" calcext:value-type="float">
            <text:p>0,48669473</text:p>
          </table:table-cell>
          <table:table-cell table:formula="of:=[$Sheet2.M4]/1000000" office:value-type="float" office:value="1.58102274" calcext:value-type="float">
            <text:p>1,58102274</text:p>
          </table:table-cell>
          <table:table-cell table:formula="of:=[$Sheet2.N4]/1000000" office:value-type="float" office:value="1.11002618" calcext:value-type="float">
            <text:p>1,11002618</text:p>
          </table:table-cell>
          <table:table-cell table:formula="of:=[$Sheet2.O4]/1000000" office:value-type="float" office:value="2.73345438" calcext:value-type="float">
            <text:p>2,73345438</text:p>
          </table:table-cell>
          <table:table-cell table:formula="of:=[$Sheet2.P4]/1000000" office:value-type="float" office:value="6.71750952" calcext:value-type="float">
            <text:p>6,71750952</text:p>
          </table:table-cell>
          <table:table-cell table:formula="of:=[$Sheet2.Q4]/1000000" office:value-type="float" office:value="9.56005996" calcext:value-type="float">
            <text:p>9,56005996</text:p>
          </table:table-cell>
        </table:table-row>
        <table:table-row table:style-name="ro1">
          <table:table-cell table:formula="of:=[$Sheet2.A5]/1000000" office:value-type="float" office:value="-0.04870071" calcext:value-type="float">
            <text:p>-0,04870071</text:p>
          </table:table-cell>
          <table:table-cell table:formula="of:=[$Sheet2.B5]/1000000" office:value-type="float" office:value="0.36798179" calcext:value-type="float">
            <text:p>0,36798179</text:p>
          </table:table-cell>
          <table:table-cell table:formula="of:=[$Sheet2.C5]/1000000" office:value-type="float" office:value="0.34136417" calcext:value-type="float">
            <text:p>0,34136417</text:p>
          </table:table-cell>
          <table:table-cell table:formula="of:=[$Sheet2.D5]/1000000" office:value-type="float" office:value="0.30828675" calcext:value-type="float">
            <text:p>0,30828675</text:p>
          </table:table-cell>
          <table:table-cell table:formula="of:=[$Sheet2.E5]/1000000" office:value-type="float" office:value="0.30515377" calcext:value-type="float">
            <text:p>0,30515377</text:p>
          </table:table-cell>
          <table:table-cell table:formula="of:=[$Sheet2.F5]/1000000" office:value-type="float" office:value="0.32315158" calcext:value-type="float">
            <text:p>0,32315158</text:p>
          </table:table-cell>
          <table:table-cell table:formula="of:=[$Sheet2.G5]/1000000" office:value-type="float" office:value="0.3672003" calcext:value-type="float">
            <text:p>0,3672003</text:p>
          </table:table-cell>
          <table:table-cell table:formula="of:=[$Sheet2.H5]/1000000" office:value-type="float" office:value="0.36917409" calcext:value-type="float">
            <text:p>0,36917409</text:p>
          </table:table-cell>
          <table:table-cell table:formula="of:=[$Sheet2.I5]/1000000" office:value-type="float" office:value="0.36795013" calcext:value-type="float">
            <text:p>0,36795013</text:p>
          </table:table-cell>
          <table:table-cell table:formula="of:=[$Sheet2.J5]/1000000" office:value-type="float" office:value="0.36179717" calcext:value-type="float">
            <text:p>0,36179717</text:p>
          </table:table-cell>
          <table:table-cell table:formula="of:=[$Sheet2.K5]/1000000" office:value-type="float" office:value="0.37472467" calcext:value-type="float">
            <text:p>0,37472467</text:p>
          </table:table-cell>
          <table:table-cell table:formula="of:=[$Sheet2.L5]/1000000" office:value-type="float" office:value="0.43581656" calcext:value-type="float">
            <text:p>0,43581656</text:p>
          </table:table-cell>
          <table:table-cell table:formula="of:=[$Sheet2.M5]/1000000" office:value-type="float" office:value="0.56927993" calcext:value-type="float">
            <text:p>0,56927993</text:p>
          </table:table-cell>
          <table:table-cell table:formula="of:=[$Sheet2.N5]/1000000" office:value-type="float" office:value="0.01739441" calcext:value-type="float">
            <text:p>0,01739441</text:p>
          </table:table-cell>
          <table:table-cell table:formula="of:=[$Sheet2.O5]/1000000" office:value-type="float" office:value="0.82514708" calcext:value-type="float">
            <text:p>0,82514708</text:p>
          </table:table-cell>
          <table:table-cell table:formula="of:=[$Sheet2.P5]/1000000" office:value-type="float" office:value="3.53412414" calcext:value-type="float">
            <text:p>3,53412414</text:p>
          </table:table-cell>
          <table:table-cell table:formula="of:=[$Sheet2.Q5]/1000000" office:value-type="float" office:value="5.53588161" calcext:value-type="float">
            <text:p>5,53588161</text:p>
          </table:table-cell>
        </table:table-row>
        <table:table-row table:style-name="ro1">
          <table:table-cell table:formula="of:=[$Sheet2.A6]/1000000" office:value-type="float" office:value="3.34877309" calcext:value-type="float">
            <text:p>3,34877309</text:p>
          </table:table-cell>
          <table:table-cell table:formula="of:=[$Sheet2.B6]/1000000" office:value-type="float" office:value="0.57134637" calcext:value-type="float">
            <text:p>0,57134637</text:p>
          </table:table-cell>
          <table:table-cell table:formula="of:=[$Sheet2.C6]/1000000" office:value-type="float" office:value="0.63155197" calcext:value-type="float">
            <text:p>0,63155197</text:p>
          </table:table-cell>
          <table:table-cell table:formula="of:=[$Sheet2.D6]/1000000" office:value-type="float" office:value="0.53663929" calcext:value-type="float">
            <text:p>0,53663929</text:p>
          </table:table-cell>
          <table:table-cell table:formula="of:=[$Sheet2.E6]/1000000" office:value-type="float" office:value="0.58206877" calcext:value-type="float">
            <text:p>0,58206877</text:p>
          </table:table-cell>
          <table:table-cell table:formula="of:=[$Sheet2.F6]/1000000" office:value-type="float" office:value="0.63021882" calcext:value-type="float">
            <text:p>0,63021882</text:p>
          </table:table-cell>
          <table:table-cell table:formula="of:=[$Sheet2.G6]/1000000" office:value-type="float" office:value="0.38909466" calcext:value-type="float">
            <text:p>0,38909466</text:p>
          </table:table-cell>
          <table:table-cell table:formula="of:=[$Sheet2.H6]/1000000" office:value-type="float" office:value="0.40007695" calcext:value-type="float">
            <text:p>0,40007695</text:p>
          </table:table-cell>
          <table:table-cell table:formula="of:=[$Sheet2.I6]/1000000" office:value-type="float" office:value="0.39944783" calcext:value-type="float">
            <text:p>0,39944783</text:p>
          </table:table-cell>
          <table:table-cell table:formula="of:=[$Sheet2.J6]/1000000" office:value-type="float" office:value="0.91070177" calcext:value-type="float">
            <text:p>0,91070177</text:p>
          </table:table-cell>
          <table:table-cell table:formula="of:=[$Sheet2.K6]/1000000" office:value-type="float" office:value="0.45021427" calcext:value-type="float">
            <text:p>0,45021427</text:p>
          </table:table-cell>
          <table:table-cell table:formula="of:=[$Sheet2.L6]/1000000" office:value-type="float" office:value="0.5375729" calcext:value-type="float">
            <text:p>0,5375729</text:p>
          </table:table-cell>
          <table:table-cell table:formula="of:=[$Sheet2.M6]/1000000" office:value-type="float" office:value="2.59276555" calcext:value-type="float">
            <text:p>2,59276555</text:p>
          </table:table-cell>
          <table:table-cell table:formula="of:=[$Sheet2.N6]/1000000" office:value-type="float" office:value="2.20265795" calcext:value-type="float">
            <text:p>2,20265795</text:p>
          </table:table-cell>
          <table:table-cell table:formula="of:=[$Sheet2.O6]/1000000" office:value-type="float" office:value="4.64176168" calcext:value-type="float">
            <text:p>4,64176168</text:p>
          </table:table-cell>
          <table:table-cell table:formula="of:=[$Sheet2.P6]/1000000" office:value-type="float" office:value="9.9008949" calcext:value-type="float">
            <text:p>9,9008949</text:p>
          </table:table-cell>
          <table:table-cell table:formula="of:=[$Sheet2.Q6]/1000000" office:value-type="float" office:value="13.58423831" calcext:value-type="float">
            <text:p>13,58423831</text:p>
          </table:table-cell>
        </table:table-row>
      </table:table>
      <table:table table:name="Sheet2" table:style-name="ta1">
        <table:table-column table:style-name="co8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0036.19" calcext:value-type="float">
            <text:p>1650036,19</text:p>
          </table:table-cell>
          <table:table-cell office:value-type="float" office:value="469664.08" calcext:value-type="float">
            <text:p>469664,08</text:p>
          </table:table-cell>
          <table:table-cell office:value-type="float" office:value="486458.07" calcext:value-type="float">
            <text:p>486458,07</text:p>
          </table:table-cell>
          <table:table-cell office:value-type="float" office:value="422463.02" calcext:value-type="float">
            <text:p>422463,02</text:p>
          </table:table-cell>
          <table:table-cell office:value-type="float" office:value="443611.27" calcext:value-type="float">
            <text:p>443611,27</text:p>
          </table:table-cell>
          <table:table-cell office:value-type="float" office:value="476685.2" calcext:value-type="float">
            <text:p>476685,2</text:p>
          </table:table-cell>
          <table:table-cell office:value-type="float" office:value="378147.48" calcext:value-type="float">
            <text:p>378147,48</text:p>
          </table:table-cell>
          <table:table-cell office:value-type="float" office:value="384625.52" calcext:value-type="float">
            <text:p>384625,52</text:p>
          </table:table-cell>
          <table:table-cell office:value-type="float" office:value="383698.98" calcext:value-type="float">
            <text:p>383698,98</text:p>
          </table:table-cell>
          <table:table-cell office:value-type="float" office:value="636249.47" calcext:value-type="float">
            <text:p>636249,47</text:p>
          </table:table-cell>
          <table:table-cell office:value-type="float" office:value="412469.47" calcext:value-type="float">
            <text:p>412469,47</text:p>
          </table:table-cell>
          <table:table-cell office:value-type="float" office:value="486694.73" calcext:value-type="float">
            <text:p>486694,73</text:p>
          </table:table-cell>
          <table:table-cell office:value-type="float" office:value="1581022.74" calcext:value-type="float">
            <text:p>1581022,74</text:p>
          </table:table-cell>
          <table:table-cell office:value-type="float" office:value="1110026.18" calcext:value-type="float">
            <text:p>1110026,18</text:p>
          </table:table-cell>
          <table:table-cell office:value-type="float" office:value="2733454.38" calcext:value-type="float">
            <text:p>2733454,38</text:p>
          </table:table-cell>
          <table:table-cell office:value-type="float" office:value="6717509.52" calcext:value-type="float">
            <text:p>6717509,52</text:p>
          </table:table-cell>
          <table:table-cell office:value-type="float" office:value="9560059.96" calcext:value-type="float">
            <text:p>9560059,96</text:p>
          </table:table-cell>
        </table:table-row>
        <table:table-row table:style-name="ro1">
          <table:table-cell office:value-type="float" office:value="7148006.78" calcext:value-type="float">
            <text:p>7148006,78</text:p>
          </table:table-cell>
          <table:table-cell office:value-type="float" office:value="427862.43" calcext:value-type="float">
            <text:p>427862,43</text:p>
          </table:table-cell>
          <table:table-cell office:value-type="float" office:value="610531.37" calcext:value-type="float">
            <text:p>610531,37</text:p>
          </table:table-cell>
          <table:table-cell office:value-type="float" office:value="480435.04" calcext:value-type="float">
            <text:p>480435,04</text:p>
          </table:table-cell>
          <table:table-cell office:value-type="float" office:value="582606.51" calcext:value-type="float">
            <text:p>582606,51</text:p>
          </table:table-cell>
          <table:table-cell office:value-type="float" office:value="646044.33" calcext:value-type="float">
            <text:p>646044,33</text:p>
          </table:table-cell>
          <table:table-cell office:value-type="float" office:value="46063.96" calcext:value-type="float">
            <text:p>46063,96</text:p>
          </table:table-cell>
          <table:table-cell office:value-type="float" office:value="65017.07" calcext:value-type="float">
            <text:p>65017,07</text:p>
          </table:table-cell>
          <table:table-cell office:value-type="float" office:value="66268.59" calcext:value-type="float">
            <text:p>66268,59</text:p>
          </table:table-cell>
          <table:table-cell office:value-type="float" office:value="1154850.36" calcext:value-type="float">
            <text:p>1154850,36</text:p>
          </table:table-cell>
          <table:table-cell office:value-type="float" office:value="158823.92" calcext:value-type="float">
            <text:p>158823,92</text:p>
          </table:table-cell>
          <table:table-cell office:value-type="float" office:value="214087.03" calcext:value-type="float">
            <text:p>214087,03</text:p>
          </table:table-cell>
          <table:table-cell office:value-type="float" office:value="4257248.12" calcext:value-type="float">
            <text:p>4257248,12</text:p>
          </table:table-cell>
          <table:table-cell office:value-type="float" office:value="4597615.64" calcext:value-type="float">
            <text:p>4597615,64</text:p>
          </table:table-cell>
          <table:table-cell office:value-type="float" office:value="8029844.71" calcext:value-type="float">
            <text:p>8029844,71</text:p>
          </table:table-cell>
          <table:table-cell office:value-type="float" office:value="13395164.56" calcext:value-type="float">
            <text:p>13395164,56</text:p>
          </table:table-cell>
          <table:table-cell office:value-type="float" office:value="16933083.73" calcext:value-type="float">
            <text:p>16933083,73</text:p>
          </table:table-cell>
        </table:table-row>
        <table:table-row table:style-name="ro1">
          <table:table-cell office:value-type="float" office:value="1650036.19" calcext:value-type="float">
            <text:p>1650036,19</text:p>
          </table:table-cell>
          <table:table-cell office:value-type="float" office:value="469664.08" calcext:value-type="float">
            <text:p>469664,08</text:p>
          </table:table-cell>
          <table:table-cell office:value-type="float" office:value="486458.07" calcext:value-type="float">
            <text:p>486458,07</text:p>
          </table:table-cell>
          <table:table-cell office:value-type="float" office:value="422463.02" calcext:value-type="float">
            <text:p>422463,02</text:p>
          </table:table-cell>
          <table:table-cell office:value-type="float" office:value="443611.27" calcext:value-type="float">
            <text:p>443611,27</text:p>
          </table:table-cell>
          <table:table-cell office:value-type="float" office:value="476685.2" calcext:value-type="float">
            <text:p>476685,2</text:p>
          </table:table-cell>
          <table:table-cell office:value-type="float" office:value="378147.48" calcext:value-type="float">
            <text:p>378147,48</text:p>
          </table:table-cell>
          <table:table-cell office:value-type="float" office:value="384625.52" calcext:value-type="float">
            <text:p>384625,52</text:p>
          </table:table-cell>
          <table:table-cell office:value-type="float" office:value="383698.98" calcext:value-type="float">
            <text:p>383698,98</text:p>
          </table:table-cell>
          <table:table-cell office:value-type="float" office:value="636249.47" calcext:value-type="float">
            <text:p>636249,47</text:p>
          </table:table-cell>
          <table:table-cell office:value-type="float" office:value="412469.47" calcext:value-type="float">
            <text:p>412469,47</text:p>
          </table:table-cell>
          <table:table-cell office:value-type="float" office:value="486694.73" calcext:value-type="float">
            <text:p>486694,73</text:p>
          </table:table-cell>
          <table:table-cell office:value-type="float" office:value="1581022.74" calcext:value-type="float">
            <text:p>1581022,74</text:p>
          </table:table-cell>
          <table:table-cell office:value-type="float" office:value="1110026.18" calcext:value-type="float">
            <text:p>1110026,18</text:p>
          </table:table-cell>
          <table:table-cell office:value-type="float" office:value="2733454.38" calcext:value-type="float">
            <text:p>2733454,38</text:p>
          </table:table-cell>
          <table:table-cell office:value-type="float" office:value="6717509.52" calcext:value-type="float">
            <text:p>6717509,52</text:p>
          </table:table-cell>
          <table:table-cell office:value-type="float" office:value="9560059.96" calcext:value-type="float">
            <text:p>9560059,96</text:p>
          </table:table-cell>
        </table:table-row>
        <table:table-row table:style-name="ro1">
          <table:table-cell office:value-type="float" office:value="-48700.71" calcext:value-type="float">
            <text:p>-48700,71</text:p>
          </table:table-cell>
          <table:table-cell office:value-type="float" office:value="367981.79" calcext:value-type="float">
            <text:p>367981,79</text:p>
          </table:table-cell>
          <table:table-cell office:value-type="float" office:value="341364.17" calcext:value-type="float">
            <text:p>341364,17</text:p>
          </table:table-cell>
          <table:table-cell office:value-type="float" office:value="308286.75" calcext:value-type="float">
            <text:p>308286,75</text:p>
          </table:table-cell>
          <table:table-cell office:value-type="float" office:value="305153.77" calcext:value-type="float">
            <text:p>305153,77</text:p>
          </table:table-cell>
          <table:table-cell office:value-type="float" office:value="323151.58" calcext:value-type="float">
            <text:p>323151,58</text:p>
          </table:table-cell>
          <table:table-cell office:value-type="float" office:value="367200.3" calcext:value-type="float">
            <text:p>367200,3</text:p>
          </table:table-cell>
          <table:table-cell office:value-type="float" office:value="369174.09" calcext:value-type="float">
            <text:p>369174,09</text:p>
          </table:table-cell>
          <table:table-cell office:value-type="float" office:value="367950.13" calcext:value-type="float">
            <text:p>367950,13</text:p>
          </table:table-cell>
          <table:table-cell office:value-type="float" office:value="361797.17" calcext:value-type="float">
            <text:p>361797,17</text:p>
          </table:table-cell>
          <table:table-cell office:value-type="float" office:value="374724.67" calcext:value-type="float">
            <text:p>374724,67</text:p>
          </table:table-cell>
          <table:table-cell office:value-type="float" office:value="435816.56" calcext:value-type="float">
            <text:p>435816,56</text:p>
          </table:table-cell>
          <table:table-cell office:value-type="float" office:value="569279.93" calcext:value-type="float">
            <text:p>569279,93</text:p>
          </table:table-cell>
          <table:table-cell office:value-type="float" office:value="17394.41" calcext:value-type="float">
            <text:p>17394,41</text:p>
          </table:table-cell>
          <table:table-cell office:value-type="float" office:value="825147.08" calcext:value-type="float">
            <text:p>825147,08</text:p>
          </table:table-cell>
          <table:table-cell office:value-type="float" office:value="3534124.14" calcext:value-type="float">
            <text:p>3534124,14</text:p>
          </table:table-cell>
          <table:table-cell office:value-type="float" office:value="5535881.61" calcext:value-type="float">
            <text:p>5535881,61</text:p>
          </table:table-cell>
        </table:table-row>
        <table:table-row table:style-name="ro1">
          <table:table-cell office:value-type="float" office:value="3348773.09" calcext:value-type="float">
            <text:p>3348773,09</text:p>
          </table:table-cell>
          <table:table-cell office:value-type="float" office:value="571346.37" calcext:value-type="float">
            <text:p>571346,37</text:p>
          </table:table-cell>
          <table:table-cell office:value-type="float" office:value="631551.97" calcext:value-type="float">
            <text:p>631551,97</text:p>
          </table:table-cell>
          <table:table-cell office:value-type="float" office:value="536639.29" calcext:value-type="float">
            <text:p>536639,29</text:p>
          </table:table-cell>
          <table:table-cell office:value-type="float" office:value="582068.77" calcext:value-type="float">
            <text:p>582068,77</text:p>
          </table:table-cell>
          <table:table-cell office:value-type="float" office:value="630218.82" calcext:value-type="float">
            <text:p>630218,82</text:p>
          </table:table-cell>
          <table:table-cell office:value-type="float" office:value="389094.66" calcext:value-type="float">
            <text:p>389094,66</text:p>
          </table:table-cell>
          <table:table-cell office:value-type="float" office:value="400076.95" calcext:value-type="float">
            <text:p>400076,95</text:p>
          </table:table-cell>
          <table:table-cell office:value-type="float" office:value="399447.83" calcext:value-type="float">
            <text:p>399447,83</text:p>
          </table:table-cell>
          <table:table-cell office:value-type="float" office:value="910701.77" calcext:value-type="float">
            <text:p>910701,77</text:p>
          </table:table-cell>
          <table:table-cell office:value-type="float" office:value="450214.27" calcext:value-type="float">
            <text:p>450214,27</text:p>
          </table:table-cell>
          <table:table-cell office:value-type="float" office:value="537572.9" calcext:value-type="float">
            <text:p>537572,9</text:p>
          </table:table-cell>
          <table:table-cell office:value-type="float" office:value="2592765.55" calcext:value-type="float">
            <text:p>2592765,55</text:p>
          </table:table-cell>
          <table:table-cell office:value-type="float" office:value="2202657.95" calcext:value-type="float">
            <text:p>2202657,95</text:p>
          </table:table-cell>
          <table:table-cell office:value-type="float" office:value="4641761.68" calcext:value-type="float">
            <text:p>4641761,68</text:p>
          </table:table-cell>
          <table:table-cell office:value-type="float" office:value="9900894.9" calcext:value-type="float">
            <text:p>9900894,9</text:p>
          </table:table-cell>
          <table:table-cell office:value-type="float" office:value="13584238.31" calcext:value-type="float">
            <text:p>13584238,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02:09:26.6863364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2:16:43.070131066</dc:date>
    <meta:editing-duration>PT1H11S</meta:editing-duration>
    <meta:editing-cycles>5</meta:editing-cycles>
    <meta:generator>LibreOffice/6.0.7.3$Linux_X86_64 LibreOffice_project/00m0$Build-3</meta:generator>
    <meta:document-statistic meta:table-count="2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10'.A6:'out-10'.Q6" chart:error-lower-range="'out-10'.A5:'out-1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reverse-direction="false" text:line-break="false" loext:try-staggering-first="false" chart:link-data-style-to-source="true" chart:axis-position="1"/>
      <style:graphic-properties draw:stroke="none"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10'.A6:'out-10'.Q6" chart:error-lower-range="'out-10'.A5:'out-1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10'.A6:'out-10'.Q6" chart:error-lower-range="'out-10'.A5:'out-1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01cm" svg:height="14.742cm" xlink:href=".." xlink:type="simple" chart:class="chart:line" chart:style-name="ch1">
        <chart:title svg:x="14.365cm" svg:y="0.43cm" chart:style-name="ch2">
          <text:p>RTT - 50 iterações</text:p>
        </chart:title>
        <chart:subtitle svg:x="10.951cm" svg:y="1.503cm" chart:style-name="ch3">
          <text:p>2 clientes TCP, 1 servidor TCP concorrente, 100Mbps (Java)</text:p>
        </chart:subtitle>
        <chart:plot-area chart:style-name="ch4" table:cell-range-address="'out-10'.A1:'out-10'.Q1 'out-10'.A4:'out-10'.Q4" chart:data-source-has-labels="row" svg:x="1.663cm" svg:y="2.48cm" svg:width="30.286cm" svg:height="10.987cm">
          <chartooo:coordinate-region svg:x="2.284cm" svg:y="2.679cm" svg:width="29.478cm" svg:height="10.141cm"/>
          <chart:axis chart:dimension="x" chart:name="primary-x" chart:style-name="ch5" chartooo:axis-type="auto">
            <chartooo:date-scale/>
            <chart:title svg:x="13.891cm" svg:y="13.761cm" chart:style-name="ch6">
              <text:p>Tamanho da mensagem - 2⁰ ... 2¹⁶ bytes</text:p>
            </chart:title>
            <chart:categories table:cell-range-address="'out-10'.A1:'out-10'.Q1"/>
          </chart:axis>
          <chart:axis chart:dimension="y" chart:name="primary-y" chart:style-name="ch7">
            <chart:title svg:x="0.451cm" svg:y="8.692cm" chart:style-name="ch8">
              <text:p>RTT (ms)</text:p>
            </chart:title>
            <chart:grid chart:style-name="ch9" chart:class="major"/>
          </chart:axis>
          <chart:series chart:style-name="ch10" chart:values-cell-range-address="'out-10'.A4:'out-1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10'.A1:'out-1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65003619">
                <text:p>1.65003619</text:p>
                <draw:g>
                  <svg:desc>'out-10'.A4:'out-10'.Q4</svg:desc>
                </draw:g>
              </table:table-cell>
              <table:table-cell office:value-type="float" office:value="0.46966408">
                <text:p>0.46966408</text:p>
              </table:table-cell>
              <table:table-cell office:value-type="float" office:value="0.48645807">
                <text:p>0.48645807</text:p>
              </table:table-cell>
              <table:table-cell office:value-type="float" office:value="0.42246302">
                <text:p>0.42246302</text:p>
              </table:table-cell>
              <table:table-cell office:value-type="float" office:value="0.44361127">
                <text:p>0.44361127</text:p>
              </table:table-cell>
              <table:table-cell office:value-type="float" office:value="0.4766852">
                <text:p>0.4766852</text:p>
              </table:table-cell>
              <table:table-cell office:value-type="float" office:value="0.37814748">
                <text:p>0.37814748</text:p>
              </table:table-cell>
              <table:table-cell office:value-type="float" office:value="0.38462552">
                <text:p>0.38462552</text:p>
              </table:table-cell>
              <table:table-cell office:value-type="float" office:value="0.38369898">
                <text:p>0.38369898</text:p>
              </table:table-cell>
              <table:table-cell office:value-type="float" office:value="0.63624947">
                <text:p>0.63624947</text:p>
              </table:table-cell>
              <table:table-cell office:value-type="float" office:value="0.41246947">
                <text:p>0.41246947</text:p>
              </table:table-cell>
              <table:table-cell office:value-type="float" office:value="0.48669473">
                <text:p>0.48669473</text:p>
              </table:table-cell>
              <table:table-cell office:value-type="float" office:value="1.58102274">
                <text:p>1.58102274</text:p>
              </table:table-cell>
              <table:table-cell office:value-type="float" office:value="1.11002618">
                <text:p>1.11002618</text:p>
              </table:table-cell>
              <table:table-cell office:value-type="float" office:value="2.73345438">
                <text:p>2.73345438</text:p>
              </table:table-cell>
              <table:table-cell office:value-type="float" office:value="6.71750952">
                <text:p>6.71750952</text:p>
              </table:table-cell>
              <table:table-cell office:value-type="float" office:value="9.56005996">
                <text:p>9.56005996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.34877309">
                <text:p>3.34877309</text:p>
                <draw:g>
                  <svg:desc>'out-10'.A6:'out-10'.Q6</svg:desc>
                </draw:g>
              </table:table-cell>
              <table:table-cell office:value-type="float" office:value="0.57134637">
                <text:p>0.57134637</text:p>
              </table:table-cell>
              <table:table-cell office:value-type="float" office:value="0.63155197">
                <text:p>0.63155197</text:p>
              </table:table-cell>
              <table:table-cell office:value-type="float" office:value="0.53663929">
                <text:p>0.53663929</text:p>
              </table:table-cell>
              <table:table-cell office:value-type="float" office:value="0.58206877">
                <text:p>0.58206877</text:p>
              </table:table-cell>
              <table:table-cell office:value-type="float" office:value="0.63021882">
                <text:p>0.63021882</text:p>
              </table:table-cell>
              <table:table-cell office:value-type="float" office:value="0.38909466">
                <text:p>0.38909466</text:p>
              </table:table-cell>
              <table:table-cell office:value-type="float" office:value="0.40007695">
                <text:p>0.40007695</text:p>
              </table:table-cell>
              <table:table-cell office:value-type="float" office:value="0.39944783">
                <text:p>0.39944783</text:p>
              </table:table-cell>
              <table:table-cell office:value-type="float" office:value="0.91070177">
                <text:p>0.91070177</text:p>
              </table:table-cell>
              <table:table-cell office:value-type="float" office:value="0.45021427">
                <text:p>0.45021427</text:p>
              </table:table-cell>
              <table:table-cell office:value-type="float" office:value="0.5375729">
                <text:p>0.5375729</text:p>
              </table:table-cell>
              <table:table-cell office:value-type="float" office:value="2.59276555">
                <text:p>2.59276555</text:p>
              </table:table-cell>
              <table:table-cell office:value-type="float" office:value="2.20265795">
                <text:p>2.20265795</text:p>
              </table:table-cell>
              <table:table-cell office:value-type="float" office:value="4.64176168">
                <text:p>4.64176168</text:p>
              </table:table-cell>
              <table:table-cell office:value-type="float" office:value="9.9008949">
                <text:p>9.9008949</text:p>
              </table:table-cell>
              <table:table-cell office:value-type="float" office:value="13.58423831">
                <text:p>13.5842383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0.04870071">
                <text:p>-0.04870071</text:p>
                <draw:g>
                  <svg:desc>'out-10'.A5:'out-10'.Q5</svg:desc>
                </draw:g>
              </table:table-cell>
              <table:table-cell office:value-type="float" office:value="0.36798179">
                <text:p>0.36798179</text:p>
              </table:table-cell>
              <table:table-cell office:value-type="float" office:value="0.34136417">
                <text:p>0.34136417</text:p>
              </table:table-cell>
              <table:table-cell office:value-type="float" office:value="0.30828675">
                <text:p>0.30828675</text:p>
              </table:table-cell>
              <table:table-cell office:value-type="float" office:value="0.30515377">
                <text:p>0.30515377</text:p>
              </table:table-cell>
              <table:table-cell office:value-type="float" office:value="0.32315158">
                <text:p>0.32315158</text:p>
              </table:table-cell>
              <table:table-cell office:value-type="float" office:value="0.3672003">
                <text:p>0.3672003</text:p>
              </table:table-cell>
              <table:table-cell office:value-type="float" office:value="0.36917409">
                <text:p>0.36917409</text:p>
              </table:table-cell>
              <table:table-cell office:value-type="float" office:value="0.36795013">
                <text:p>0.36795013</text:p>
              </table:table-cell>
              <table:table-cell office:value-type="float" office:value="0.36179717">
                <text:p>0.36179717</text:p>
              </table:table-cell>
              <table:table-cell office:value-type="float" office:value="0.37472467">
                <text:p>0.37472467</text:p>
              </table:table-cell>
              <table:table-cell office:value-type="float" office:value="0.43581656">
                <text:p>0.43581656</text:p>
              </table:table-cell>
              <table:table-cell office:value-type="float" office:value="0.56927993">
                <text:p>0.56927993</text:p>
              </table:table-cell>
              <table:table-cell office:value-type="float" office:value="0.01739441">
                <text:p>0.01739441</text:p>
              </table:table-cell>
              <table:table-cell office:value-type="float" office:value="0.82514708">
                <text:p>0.82514708</text:p>
              </table:table-cell>
              <table:table-cell office:value-type="float" office:value="3.53412414">
                <text:p>3.53412414</text:p>
              </table:table-cell>
              <table:table-cell office:value-type="float" office:value="5.53588161">
                <text:p>5.5358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